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start" style:justify-single-word="false"/>
      <style:text-properties style:font-name="Times New Roman" fo:font-size="12pt" officeooo:rsid="001fbdc9" officeooo:paragraph-rsid="001fbdc9" style:font-size-asian="10.5pt" style:font-size-complex="12pt"/>
    </style:style>
    <style:style style:name="P2" style:family="paragraph" style:parent-style-name="Standard">
      <style:paragraph-properties fo:margin-top="0in" fo:margin-bottom="0in" loext:contextual-spacing="false" fo:line-height="200%" fo:text-align="center" style:justify-single-word="false"/>
      <style:text-properties style:font-name="Times New Roman" fo:font-size="16pt" officeooo:rsid="001fbdc9" officeooo:paragraph-rsid="001fbdc9" style:font-size-asian="14pt" style:font-size-complex="16pt"/>
    </style:style>
    <style:style style:name="T1" style:family="text">
      <style:text-properties officeooo:rsid="002181d8"/>
    </style:style>
    <style:style style:name="T2" style:family="text">
      <style:text-properties officeooo:rsid="002449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king a lot of Progress</text:p>
      <text:p text:style-name="P1"><text:tab/>Today I finished the API page for the Django project. <text:s/>I think it’s really cool. <text:s/>The user can type in the name of the amiibo they have and my program will tell the API to fetch the information and image for that Amiibo to be shown on screen. <text:s/>It took me two days to complete it fully.</text:p>
      <text:p text:style-name="P1"><text:tab/>I can add more functionality later. <text:s/>One thing I want to add is the ability to select the Amiibos that were displayed on the screen and add them or delete them from your collection. <text:s/>The way I’m allowing the user to use the API is pretty strict (to prevent the user from loading some 300+ images at once). <text:s/>To fix this, I want to add functionality to the page which will only load sections of the page so that only some Amiibo images are loaded at a time. <text:s/>Users will be able to load the entire collection of Amiibos but only a few at a time (say 10 or depeding on screen width).</text:p>
      <text:p text:style-name="P1"><text:tab/><text:span text:style-name="T1">Making this API functionality makes me want to revamp how I show my database. <text:s/>Right now it looks like a fancy table. <text:s/>I want it to look more like the API page but with a little more style. <text:s/>With the new look comes new functionality. <text:s/>There will be a compact view for people with many Amiibos that want to just see the amiibo images and minimal information. <text:s/>There will also be an informative view that will show all of your Amiibos and nearly all information associated with them.</text:span></text:p>
      <text:p text:style-name="P1"><text:tab/><text:span text:style-name="T2">My next few stories is to data scrape a website using Beautiful Soup.</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0T16:40:34.790000000</meta:creation-date>
    <meta:editing-duration>PT28M14S</meta:editing-duration>
    <meta:editing-cycles>9</meta:editing-cycles>
    <meta:generator>LibreOffice/6.4.0.3$Windows_X86_64 LibreOffice_project/b0a288ab3d2d4774cb44b62f04d5d28733ac6df8</meta:generator>
    <dc:date>2020-02-19T11:33:39.084000000</dc:date>
    <meta:document-statistic meta:table-count="0" meta:image-count="0" meta:object-count="0" meta:page-count="1" meta:paragraph-count="5" meta:word-count="276" meta:character-count="1442" meta:non-whitespace-character-count="1155"/>
    <meta:template xlink:type="simple" xlink:actuate="onRequest" xlink:title="Blank Page Template" xlink:href="../../../../AppData/Roaming/LibreOffice/4/user/template/Blank%20Page%20Template.ott" meta:date="2020-02-10T16:40:33.435000000"/>
  </office:meta>
</office:document-meta>
</file>